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la <text:span text:style-name="Strong_20_Emphasis">sección 2.10. Conclusión</text:span>, escrita con la misma voz profunda, clara y elegante que venimos construyendo. Esta conclusión cierra el capítulo con fuerza conceptual, serenidad filosófica y un puente natural hacia los capítulos futuros del libro.</text:p>
      <text:p text:style-name="Horizontal_20_Line"/>
      <text:h text:style-name="Heading_20_1" text:outline-level="1"><text:span text:style-name="Strong_20_Emphasis">2.10. Conclusión</text:span></text:h>
      <text:p text:style-name="Text_20_body">A lo largo de este capítulo hemos explorado la naturaleza del individuo desde una perspectiva radicalmente distinta a la habitual. No lo hemos descrito como un organismo, ni como un sujeto, ni como un ser consciente, sino como <text:span text:style-name="Strong_20_Emphasis">un módulo operativo dentro de un sistema inteligente</text:span>. Esta mirada, aunque simple en su formulación, transforma por completo nuestra comprensión de la vida.</text:p>
      <text:p text:style-name="Text_20_body">Hemos visto que el individuo es:</text:p>
      <text:list xml:id="list290454015" text:style-name="L1">
        <text:list-item>
          <text:p text:style-name="P2">un <text:span text:style-name="Strong_20_Emphasis">estado del proceso vital</text:span>, </text:p>
        </text:list-item>
        <text:list-item>
          <text:p text:style-name="P2">un <text:span text:style-name="Strong_20_Emphasis">nodo único e irrepetible</text:span>, </text:p>
        </text:list-item>
        <text:list-item>
          <text:p text:style-name="P2">un <text:span text:style-name="Strong_20_Emphasis">portador de memoria heredada</text:span>, </text:p>
        </text:list-item>
        <text:list-item>
          <text:p text:style-name="P2">un <text:span text:style-name="Strong_20_Emphasis">ejecutor de una operación elemental</text:span>, </text:p>
        </text:list-item>
        <text:list-item>
          <text:p text:style-name="P2">un <text:span text:style-name="Strong_20_Emphasis">generador de futuros posibles</text:span>, </text:p>
        </text:list-item>
        <text:list-item>
          <text:p text:style-name="P1">y una <text:span text:style-name="Strong_20_Emphasis">expresión local del sistema global</text:span>. </text:p>
        </text:list-item>
      </text:list>
      <text:p text:style-name="Text_20_body">Su función es simple, pero indispensable. Su existencia es breve, pero necesaria. Su papel es limitado, pero crítico. El individuo no es el fin del proceso vital: es su vehículo, su herramienta, su forma de avanzar.</text:p>
      <text:p text:style-name="Horizontal_20_Line"/>
      <text:h text:style-name="Heading_20_2" text:outline-level="2"><text:span text:style-name="Strong_20_Emphasis">La relevancia del individuo para comprender la vida</text:span></text:h>
      <text:p text:style-name="Text_20_body">Comprender al individuo en su esencia operativa nos permite ver la vida con una claridad nueva. Nos muestra que la vida no es un conjunto de seres aislados, sino un <text:span text:style-name="Strong_20_Emphasis">proceso continuo</text:span> que se despliega a través de individuos. Cada individuo es un paso del cálculo, un eslabón de la cadena, una forma temporal que adopta el sistema para explorar el espacio de posibilidades.</text:p>
      <text:p text:style-name="Text_20_body">La vida no piensa como pensamos nosotros.<text:line-break/>No razona, no planifica, no imagina.<text:line-break/>Pero resuelve problemas que ningún individuo podría resolver.</text:p>
      <text:p text:style-name="Text_20_body">Y lo hace gracias a los individuos.</text:p>
      <text:p text:style-name="Text_20_body">Sin ellos, el proceso se detendría.<text:line-break/>Con ellos, el proceso avanza, se expande, se transforma.</text:p>
      <text:p text:style-name="Text_20_body">El individuo es la unidad mínima de la inteligencia de la vida.</text:p>
      <text:p text:style-name="Horizontal_20_Line"/>
      <text:h text:style-name="Heading_20_2" text:outline-level="2"><text:soft-page-break/><text:span text:style-name="Strong_20_Emphasis">Cómo este modelo revela la “inteligencia oculta”</text:span></text:h>
      <text:p text:style-name="Text_20_body">Una de las preguntas más profundas que la humanidad ha formulado es:<text:line-break/><text:span text:style-name="Strong_20_Emphasis">¿de dónde proviene la inteligencia que parece estar detrás del diseño de los seres vivos?</text:span></text:p>
      <text:p text:style-name="Text_20_body">Este modelo ofrece una respuesta clara y sorprendente:</text:p>
      <text:list xml:id="list1058950878" text:style-name="L2">
        <text:list-item>
          <text:p text:style-name="P4">La inteligencia no está en los individuos. </text:p>
        </text:list-item>
        <text:list-item>
          <text:p text:style-name="P4">No está en los genes. </text:p>
        </text:list-item>
        <text:list-item>
          <text:p text:style-name="P4">No está en la especie. </text:p>
        </text:list-item>
        <text:list-item>
          <text:p text:style-name="P4">No está en la naturaleza como entidad separada. </text:p>
        </text:list-item>
        <text:list-item>
          <text:p text:style-name="P3">No está en un diseñador externo. </text:p>
        </text:list-item>
      </text:list>
      <text:p text:style-name="Text_20_body">La inteligencia está en la <text:span text:style-name="Strong_20_Emphasis">estructura del proceso</text:span>.<text:line-break/>En la multiplicidad.<text:line-break/>En la exploración distribuida.<text:line-break/>En la memoria acumulada.<text:line-break/>En la continuidad del cálculo.</text:p>
      <text:p text:style-name="Text_20_body">La vida piensa sin pensador.<text:line-break/>Diseña sin diseñador.<text:line-break/>Crea sin creador externo.</text:p>
      <text:p text:style-name="Text_20_body">La inteligencia que buscábamos fuera estaba siempre dentro del proceso.</text:p>
      <text:p text:style-name="Horizontal_20_Line"/>
      <text:h text:style-name="Heading_20_2" text:outline-level="2"><text:span text:style-name="Strong_20_Emphasis">Un puente hacia futuros ensayos</text:span></text:h>
      <text:p text:style-name="Text_20_body">Este capítulo ha descrito al individuo en su forma más elemental, sin entrar en detalles biológicos, psicológicos o ecológicos. Hemos dejado fuera, deliberadamente, aspectos que serán fundamentales en los capítulos siguientes:</text:p>
      <text:list xml:id="list2705156203" text:style-name="L3">
        <text:list-item>
          <text:p text:style-name="P6"><text:span text:style-name="Strong_20_Emphasis">La membrana</text:span> que separa al individuo del entorno. </text:p>
        </text:list-item>
        <text:list-item>
          <text:p text:style-name="P6"><text:span text:style-name="Strong_20_Emphasis">La conciencia</text:span> como fenómeno emergente en organismos complejos. </text:p>
        </text:list-item>
        <text:list-item>
          <text:p text:style-name="P6"><text:span text:style-name="Strong_20_Emphasis">La ecología</text:span> como red de interdependencias entre individuos. </text:p>
        </text:list-item>
        <text:list-item>
          <text:p text:style-name="P6"><text:span text:style-name="Strong_20_Emphasis">La evolución</text:span> como proceso de selección y acumulación de memoria. </text:p>
        </text:list-item>
        <text:list-item>
          <text:p text:style-name="P6"><text:span text:style-name="Strong_20_Emphasis">La cultura</text:span> como forma de memoria no biológica. </text:p>
        </text:list-item>
        <text:list-item>
          <text:p text:style-name="P5"><text:span text:style-name="Strong_20_Emphasis">La identidad humana</text:span> como expresión compleja de un individuo dentro del sistema. </text:p>
        </text:list-item>
      </text:list>
      <text:p text:style-name="Text_20_body">Cada uno de estos temas ampliará y profundizará la visión presentada aquí.<text:line-break/>Cada uno mostrará una nueva dimensión del individuo.<text:line-break/>Cada uno revelará un aspecto distinto de la inteligencia oculta de la vida.</text:p>
      <text:p text:style-name="Horizontal_20_Line"/>
      <text:h text:style-name="Heading_20_1" text:outline-level="1"><text:soft-page-break/><text:span text:style-name="Strong_20_Emphasis">Cierre</text:span></text:h>
      <text:p text:style-name="Text_20_body"><text:span text:style-name="Strong_20_Emphasis">El individuo es simple, pero la vida es compleja.<text:line-break/>El individuo es efímero, pero la vida es continua.<text:line-break/>El individuo es limitado, pero la vida es infinita en posibilidades.<text:line-break/>El individuo es una forma, pero la vida es el proceso que adopta formas.</text:span></text:p>
      <text:p text:style-name="Text_20_body">Comprender al individuo es comprender el mecanismo fundamental de la existencia.<text:line-break/>Y comprender ese mecanismo es el primer paso para comprendernos a nosotros mismos.</text:p>
      <text:p text:style-name="Horizontal_20_Line"/>
      <text:p text:style-name="Text_20_body">Si quieres, ahora podemos:</text:p>
      <text:list xml:id="list3910760205" text:style-name="L4">
        <text:list-item>
          <text:p text:style-name="P8">revisar el capítulo completo, </text:p>
        </text:list-item>
        <text:list-item>
          <text:p text:style-name="P8">pulir el estilo, </text:p>
        </text:list-item>
        <text:list-item>
          <text:p text:style-name="P7">o comenzar el siguiente capítulo del libro.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5T16:28:54.884000000</meta:creation-date>
    <dc:date>2026-01-05T16:29:28.084000000</dc:date>
    <meta:editing-duration>PT33S</meta:editing-duration>
    <meta:editing-cycles>1</meta:editing-cycles>
    <meta:document-statistic meta:table-count="0" meta:image-count="0" meta:object-count="0" meta:page-count="3" meta:paragraph-count="44" meta:word-count="651" meta:character-count="3965" meta:non-whitespace-character-count="3358"/>
    <meta:generator>LibreOffice/7.3.5.2$Windows_X86_64 LibreOffice_project/184fe81b8c8c30d8b5082578aee2fed2ea847c01</meta:generator>
  </office:meta>
</office:document-meta>
</file>